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style-name="ce7" office:value-type="string" calcext:value-type="string">
            <text:p>files on side TODO: ui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style-name="ce7" office:value-type="string" calcext:value-type="string">
            <text:p>document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new document edited when save must prompt new file s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search plug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prompt save file if get closed but edi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different shell themes adapt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8" office:value-type="string" calcext:value-type="string">
            <text:p>ui event 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key press loop plugins only registered plug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make get plugins effici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auto place cursor in sourcevi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commander: need show more when scroll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toggle comments, sometimes strange behaviou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find re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copy line, duplicate line, cut line without selec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8" office:value-type="string" calcext:value-type="string">
            <text:p>side menus like welcome help ab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smart home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status bar/notify message(i.e. file saved)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pp icon</text:p>
          </table:table-cell>
          <table:table-cell table:style-name="ce9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eck if file got updated externally, so reload file option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8" office:value-type="string" calcext:value-type="string">
            <text:p>highlight selection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themes plugin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n recent files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w window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8" office:value-type="string" calcext:value-type="string">
            <text:p>open file/s from command line args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style-name="ce8" office:value-type="string" calcext:value-type="string">
            <text:p>Fix: Ctrl+z on freshly open file erase!!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ee vie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arch in director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k file with blue color when click more click if select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rrange files in side (drag / drop)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utputs plug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ottom pane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nippe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zy plugin mngr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ose, min, max btns hover show x + -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7" office:value-type="string" calcext:value-type="string">
            <text:p>open project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8" office:value-type="string" calcext:value-type="string">
            <text:p>top margin in sourceview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hocolate theme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rag/drop file to editor must open file not path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pdater plugin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4:Sheet1.C43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05:33:00.3342373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00:28:44.923619058</meta:creation-date>
    <dc:date>2020-02-27T06:04:54.220455227</dc:date>
    <meta:editing-duration>PT5H28M28S</meta:editing-duration>
    <meta:editing-cycles>110</meta:editing-cycles>
    <meta:generator>LibreOffice/6.4.0.3$Linux_X86_64 LibreOffice_project/40$Build-3</meta:generator>
    <meta:document-statistic meta:table-count="1" meta:cell-count="100" meta:object-count="0"/>
  </office:meta>
</office:document-meta>
</file>